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5bc58" officeooo:paragraph-rsid="00131eed" style:font-weight-asian="bold" style:font-weight-complex="bold"/>
    </style:style>
    <style:style style:name="P2" style:family="paragraph" style:parent-style-name="Standard">
      <style:text-properties fo:font-weight="normal" officeooo:rsid="0005bc58" officeooo:paragraph-rsid="00131eed" style:font-weight-asian="normal" style:font-weight-complex="normal"/>
    </style:style>
    <style:style style:name="T1" style:family="text">
      <style:text-properties officeooo:rsid="0009a176"/>
    </style:style>
    <style:style style:name="T2" style:family="text">
      <style:text-properties officeooo:rsid="00131ee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background-color="#ff4000" loext:char-shading-value="0"/>
    </style:style>
    <style:style style:name="T5" style:family="text">
      <style:text-properties fo:background-color="#ff40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el: sonnet<text:tab/><text:tab/><text:span text:style-name="T1">Hints: </text:span><text:span text:style-name="T2">11</text:span><text:tab/><text:tab/>Errors: <text:span text:style-name="T2">15</text:span><text:line-break/><text:line-break/><text:span text:style-name="T3">REMINISCENCES OF MY EARLY LIFE &amp; SERVICE AS BANDSMAN IN THE NAVY.</text:span></text:p>
      <text:p text:style-name="P2"/>
      <text:p text:style-name="P2">HERBERT HOLLOWAY.</text:p>
      <text:p text:style-name="P2">1848 TO 1869.</text:p>
      <text:p text:style-name="P2"/>
      <text:p text:style-name="P2">I was born on October 4th 1848, but cannot say that I remember anything of this</text:p>
      <text:p text:style-name="P2">interesting event, but that important fact has just had to be verified by the Registrar</text:p>
      <text:p text:style-name="P2">general before I was considered <text:span text:style-name="T5">eligible</text:span> to receive the benefit of the Old age pension</text:p>
      <text:p text:style-name="P2">on my attaining the age of three score and ten, and hope I may be spared for at</text:p>
      <text:p text:style-name="P2">least a few more years to enjoy it, and finish my yarn, which is not done with</text:p>
      <text:p text:style-name="P2">the idea of publication, but just a little amusement for myself, and perhaps others of</text:p>
      <text:p text:style-name="P2">the family who may care to peruse it. The illustrations I have separated from</text:p>
      <text:p text:style-name="P2">pencil sketches taken by me in <text:span text:style-name="T5">1857</text:span> and <text:span text:style-name="T5">59</text:span>, and although perhaps not quite equal</text:p>
      <text:p text:style-name="P2">to what I could do in my younger days, are near enough to convey a general <text:span text:style-name="T5">view</text:span></text:p>
      <text:p text:style-name="P2">of the west coast of Africa and Island of Ascension, where I was stationed for just</text:p>
      <text:p text:style-name="P2">on three years. But to get back to my diary properly, I must earnestly confess</text:p>
      <text:p text:style-name="P2">that I have not the slightest recollection of how or <text:span text:style-name="T5">when</text:span> I spent the first year</text:p>
      <text:p text:style-name="P2">or two of my existence; the first and only circumstance I <text:span text:style-name="T5">so</text:span> distinctly and</text:p>
      <text:p text:style-name="P2">clearly have remembered, is playing with my brother Walter underneath the</text:p>
      <text:p text:style-name="P2">parlour table, which would probably be on a Sunday afternoon, for Dad</text:p>
      <text:p text:style-name="P2">and Mother were seated on each side of the fire, the one smoking a long</text:p>
      <text:p text:style-name="P2">clay pipe and reading the paper, and the other with a grey shawl, and I</text:p>
      <text:p text:style-name="P2">believe a white cap with a frill all round her face, nursing the latest baby</text:p>
      <text:p text:style-name="P2">(which would be either Alfred or Henry) while us two rascals under the table settle</text:p>
      <text:p text:style-name="P2">were fighting for the possession of the small soft hair brush which was used</text:p>
      <text:p text:style-name="P2">for baby's toilet. At this time we were living about three doors from the top</text:p>
      <text:p text:style-name="P2">of the <text:span text:style-name="T5">Pightle</text:span>, on the left hand side, close to <text:span text:style-name="T5">Dennis</text:span> gate. Why all these little</text:p>
      <text:p text:style-name="P2">detail<text:span text:style-name="T5">s </text:span>should be so clearly impressed on my mind after all these years, I</text:p>
      <text:p text:style-name="P2">cannot say<text:span text:style-name="T5">; </text:span>as from that time until I was about four or five has always</text:p>
      <text:p text:style-name="P2">been a perfect blank, until one fine day I find myself living with Grandpa</text:p>
      <text:p text:style-name="P2">and being very much <text:span text:style-name="T5">talked to</text:span> by Aunt Kate, who at that time was</text:p>
      <text:p text:style-name="P2">single and living with them at <text:span text:style-name="T5">Trecent</text:span> House. Auntie always kept me</text:p>
      <text:p text:style-name="P2">in clothes, and also paid for my schooling, when I was big enough to go</text:p>
      <text:p text:style-name="P2">M<text:span text:style-name="T5">r</text:span> Crews school, and I remained with them until Grandpa died in <text:span text:style-name="T5">1856,</text:span></text:p>
      <text:p text:style-name="P2">when I went to work in London for a month or two, and eventually joined</text:p>
      <text:p text:style-name="P2">the Navy. <text:span text:style-name="T5">So</text:span> the present I will get back to my younger days, and relate</text:p>
      <text:p text:style-name="P2">some of the little adventures I had whilst living with them. I know tha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5T18:31:37.654734250</meta:creation-date>
    <dc:date>2025-09-05T18:39:39.876457960</dc:date>
    <meta:editing-duration>PT8M2S</meta:editing-duration>
    <meta:editing-cycles>1</meta:editing-cycles>
    <meta:document-statistic meta:table-count="0" meta:image-count="0" meta:object-count="0" meta:page-count="1" meta:paragraph-count="35" meta:word-count="495" meta:character-count="2561" meta:non-whitespace-character-count="2098"/>
    <meta:generator>LibreOffice/24.2.7.2$Linux_X86_64 LibreOffice_project/420$Build-2</meta:generator>
  </office:meta>
</office:document-meta>
</file>